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4"/><text:span text:style-name="T3">Ангел Катя</text:span></text:p>
      <text:p text:style-name="P1"><text:span text:style-name="T2">Ангел Катя, ведь не зря же</text:span></text:p>
      <text:p text:style-name="P1"><text:span text:style-name="T2">Так зовут тебя друзья</text:span></text:p>
      <text:p text:style-name="P1"><text:span text:style-name="T2">И не думала, вот, даже</text:span></text:p>
      <text:p text:style-name="P1"><text:span text:style-name="T2">Что теперь буду и я</text:span></text:p>
      <text:p text:style-name="P1"><text:span text:style-name="T2">Знаю я что ты откажешь</text:span></text:p>
      <text:p text:style-name="P1"><text:span text:style-name="T2">«Нет,не нужно.»- скажешь ты</text:span></text:p>
      <text:p text:style-name="P1"><text:span text:style-name="T2">Иногда я просто таю</text:span></text:p>
      <text:p text:style-name="P1"><text:span text:style-name="T2">От такой вот чистоты.</text:span></text:p>
      <text:p text:style-name="P1"><text:span text:style-name="T2">Ты одаришь кротким взглядом</text:span></text:p>
      <text:p text:style-name="P1"><text:span text:style-name="T2">Верю я: всегда ты рядом</text:span></text:p>
      <text:p text:style-name="P1"><text:span text:style-name="T2">Чтоб не дать мне упасть глубоко.</text:span></text:p>
      <text:p text:style-name="P1"><text:span text:style-name="T2">Поселишь в сердце моем мир и покой.</text:span></text:p>
      <text:p text:style-name="P1"><text:span text:style-name="T2">И в порыве счастья-радости едином</text:span></text:p>
      <text:p text:style-name="P1"><text:span text:style-name="T2">Я к окну, почти не думая, ринусь:</text:span></text:p>
      <text:p text:style-name="P1"><text:span text:style-name="T2">«Боже спаси Катерину!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09-26T18:14:47.31</meta:creation-date>
    <meta:document-statistic meta:table-count="0" meta:image-count="0" meta:object-count="0" meta:page-count="1" meta:paragraph-count="16" meta:word-count="76" meta:character-count="456"/>
    <dc:date>2011-09-26T18:30:40.68</dc:date>
    <dc:creator>Елизавета Чижикова</dc:creator>
    <meta:editing-duration>PT00H00M22S</meta:editing-duration>
    <meta:editing-cycles>1</meta:editing-cycles>
    <meta:generator>OpenOffice.org/3.2$Win32 OpenOffice.org_project/320m12$Build-9483</meta:generator>
  </office:meta>
</office:document-meta>
</file>